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F000001C4E38C3EE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-ARD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WS Frame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311cm" svg:height="18.363cm" svg:x="1.343cm" svg:y="1.037cm" presentation:class="graphic" presentation:user-transformed="true">
          <draw:image xlink:href="Pictures/100000000000026F000001C4E38C3E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23:17:28.414000000</meta:creation-date>
    <dc:date>2014-10-27T23:18:12.437000000</dc:date>
    <meta:editing-duration>PT44S</meta:editing-duration>
    <meta:editing-cycles>1</meta:editing-cycles>
    <meta:document-statistic meta:object-count="29"/>
    <meta:generator>LibreOffice/4.3.2.2$Windows_x86 LibreOffice_project/edfb5295ba211bd31ad47d0bad0118690f76407d</meta:generator>
  </office:meta>
</office:document-meta>
</file>